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Blum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4, 1891</text:p>
      <text:p text:style-name="P5">Month<text:tab/><text:tab/><text:tab/><text:tab/><text:tab/><text:tab/>Ma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STATE OF NEW YORK./</text:p>
      <text:p text:style-name="P2">ASSEMBLY CHAMBER./</text:p>
      <text:p text:style-name="P2">[Seal of the State of New York]/</text:p>
      <text:p text:style-name="P3"><text:span text:style-name="T2">ALBANY</text:span>,/</text:p>
      <text:p text:style-name="P3">N. Y. May 4 1891/</text:p>
      <text:p text:style-name="P2">My dear Dr/</text:p>
      <text:p text:style-name="P2"><text:tab/>I would like to see/ you to talk over some matters--/ if you can get over some day/ this week, let me know &amp;/ I will be at my office--/ It is important, as it relates/ to home for Seminary &amp;c &amp;c--/ In haste/ Yours very truly/ Joseph Blumentha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4:51:23.69</meta:creation-date>
    <dc:date>2011-11-23T14:53:52.27</dc:date>
    <dc:creator>Penn Libraries</dc:creator>
    <meta:editing-duration>PT00H02M2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39" meta:character-count="1607"/>
  </office:meta>
</office:document-meta>
</file>